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OleObj3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2694in" fo:margin-left="0in" table:align="left" style:may-break-between-rows="true" style:writing-mode="lr-tb"/>
    </style:style>
    <style:style style:name="Таблица1.A" style:family="table-column">
      <style:table-column-properties style:column-width="3.1347in"/>
    </style:style>
    <style:style style:name="Таблица1.A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A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B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A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1.B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" style:family="table">
      <style:table-properties style:width="6.2694in" fo:margin-left="0in" table:align="left" style:may-break-between-rows="true" style:writing-mode="lr-tb"/>
    </style:style>
    <style:style style:name="Таблица2.A" style:family="table-column">
      <style:table-column-properties style:column-width="3.1347in"/>
    </style:style>
    <style:style style:name="Таблица2.A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A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B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A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2.B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" style:family="table">
      <style:table-properties style:width="6.2694in" fo:margin-left="0in" table:align="left" style:may-break-between-rows="true" style:writing-mode="lr-tb"/>
    </style:style>
    <style:style style:name="Таблица3.A" style:family="table-column">
      <style:table-column-properties style:column-width="3.1347in"/>
    </style:style>
    <style:style style:name="Таблица3.A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A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B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A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3.B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" style:family="table">
      <style:table-properties style:width="6.2694in" fo:margin-left="0in" table:align="left" style:may-break-between-rows="true" style:writing-mode="lr-tb"/>
    </style:style>
    <style:style style:name="Таблица4.A" style:family="table-column">
      <style:table-column-properties style:column-width="3.1347in"/>
    </style:style>
    <style:style style:name="Таблица4.A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B1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A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B2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A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B3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A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Таблица4.B4" style:family="table-cell">
      <style:table-cell-properties fo:background-color="#ffffff" fo:padding-left="0.0694in" fo:padding-right="0.0694in" fo:padding-top="0in" fo:padding-bottom="0in" fo:border="1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15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3pt" fo:font-weight="normal" fo:background-color="#f3f3f3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3pt" fo:font-weight="normal" fo:background-color="#f3f3f3" style:font-name-asian="Arial" style:font-name-complex="Arial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3pt" fo:font-weight="normal" fo:background-color="transparent" style:font-name-asian="Arial" style:font-name-complex="Arial"/>
    </style:style>
    <style:style style:name="P8" style:family="paragraph" style:parent-style-name="Standard">
      <style:paragraph-properties fo:line-height="115%" fo:text-align="start" style:justify-single-word="false"/>
      <style:text-properties style:use-window-font-color="true" style:font-name="Arial" fo:font-size="13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3pt" fo:font-weight="bold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3pt" fo:font-weight="bold" fo:background-color="#ffffff" style:font-name-asian="Arial" style:font-name-complex="Arial"/>
    </style:style>
    <style:style style:name="P11" style:family="paragraph" style:parent-style-name="Standard">
      <style:paragraph-properties fo:line-height="115%" fo:text-align="start" style:justify-single-word="false"/>
      <style:text-properties officeooo:paragraph-rsid="0005f335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Arial" fo:font-size="13pt" fo:font-weight="normal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3pt" fo:font-weight="normal" fo:background-color="#f3f3f3" loext:char-shading-value="0" style:font-name-asian="Arial" style:font-name-complex="Arial"/>
    </style:style>
    <style:style style:name="T4" style:family="text">
      <style:text-properties style:use-window-font-color="true" style:font-name="Arial" fo:font-size="13pt" fo:font-weight="bold" fo:background-color="#f3f3f3" loext:char-shading-value="0" style:font-name-asian="Arial" style:font-weight-asian="bold" style:font-name-complex="Arial" style:font-weight-complex="bold"/>
    </style:style>
    <style:style style:name="T5" style:family="text">
      <style:text-properties fo:color="#741b47" style:font-name="Arial" fo:font-size="13pt" fo:font-weight="normal" fo:background-color="#f3f3f3" loext:char-shading-value="0" style:font-name-asian="Arial" style:font-name-complex="Arial"/>
    </style:style>
    <style:style style:name="T6" style:family="text">
      <style:text-properties fo:color="#274e13" style:font-name="Arial" fo:font-size="13pt" fo:font-weight="normal" fo:background-color="#f3f3f3" loext:char-shading-value="0" style:font-name-asian="Arial" style:font-name-complex="Arial"/>
    </style:style>
    <style:style style:name="T7" style:family="text">
      <style:text-properties fo:color="#e69138" style:font-name="Arial" fo:font-size="13pt" fo:font-weight="normal" fo:background-color="#f3f3f3" loext:char-shading-value="0" style:font-name-asian="Arial" style:font-name-complex="Arial"/>
    </style:style>
    <style:style style:name="T8" style:family="text">
      <style:text-properties fo:color="#b45f06" style:font-name="Arial" fo:font-size="13pt" fo:font-weight="normal" fo:background-color="#f3f3f3" loext:char-shading-value="0" style:font-name-asian="Arial" style:font-name-complex="Arial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1"><text:span text:style-name="T2">1.</text:span><draw:frame draw:style-name="fr1" draw:name="1" text:anchor-type="as-char" svg:width="5.7638in" style:rel-width="scale" svg:height="0.5071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/>
      <text:p text:style-name="P2"><text:span text:style-name="T3">n=</text:span><text:span text:style-name="T5">int</text:span><text:span text:style-name="T3">(</text:span><text:span text:style-name="T5">input</text:span><text:span text:style-name="T3">(</text:span><text:span text:style-name="T6">'n= '</text:span><text:span text:style-name="T3">))</text:span></text:p>
      <text:p text:style-name="P2"><text:span text:style-name="T3">a=</text:span><text:span text:style-name="T5">floa</text:span><text:span text:style-name="T3">t(</text:span><text:span text:style-name="T5">input</text:span><text:span text:style-name="T3">(</text:span><text:span text:style-name="T6">'a= '</text:span><text:span text:style-name="T3">))</text:span></text:p>
      <text:p text:style-name="P2"><text:span text:style-name="T3">x=</text:span><text:span text:style-name="T5">float</text:span><text:span text:style-name="T3">(</text:span><text:span text:style-name="T5">input</text:span><text:span text:style-name="T3">(</text:span><text:span text:style-name="T6">'x= '</text:span><text:span text:style-name="T3">))</text:span></text:p>
      <text:p text:style-name="P5">s=(x+a)**2</text:p>
      <text:p text:style-name="P2"><text:span text:style-name="T7">for</text:span><text:span text:style-name="T3"> i</text:span><text:span text:style-name="T7"> in</text:span><text:span text:style-name="T3"> </text:span><text:span text:style-name="T5">range</text:span><text:span text:style-name="T3">(n-1)</text:span><text:span text:style-name="T4">:</text:span></text:p>
      <text:p text:style-name="P5"><text:tab/>s=(s+a)**2</text:p>
      <text:p text:style-name="P5">print('Sum = {0}'.format(s))</text:p>
      <text:p text:style-name="P4"/>
      <text:p text:style-name="P4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">Вхідні дані</text:p>
          </table:table-cell>
          <table:table-cell table:style-name="Таблица1.B1" office:value-type="string">
            <text:p text:style-name="P9">Вихідні дані</text:p>
          </table:table-cell>
        </table:table-row>
        <table:table-row>
          <table:table-cell table:style-name="Таблица1.A2" office:value-type="string">
            <text:p text:style-name="P7">n = 2</text:p>
            <text:p text:style-name="P7">a = 1</text:p>
            <text:p text:style-name="P7">x = 2</text:p>
          </table:table-cell>
          <table:table-cell table:style-name="Таблица1.B2" office:value-type="string">
            <text:p text:style-name="P7">Sum = 100</text:p>
          </table:table-cell>
        </table:table-row>
        <table:table-row>
          <table:table-cell table:style-name="Таблица1.A3" office:value-type="string">
            <text:p text:style-name="P7">n = 2</text:p>
            <text:p text:style-name="P7">a = 1</text:p>
            <text:p text:style-name="P7">x = 1</text:p>
          </table:table-cell>
          <table:table-cell table:style-name="Таблица1.B3" office:value-type="string">
            <text:p text:style-name="P7">Sum = 25</text:p>
          </table:table-cell>
        </table:table-row>
        <table:table-row>
          <table:table-cell table:style-name="Таблица1.A4" office:value-type="string">
            <text:p text:style-name="P7">n = 1</text:p>
            <text:p text:style-name="P7">a = 1</text:p>
            <text:p text:style-name="P7">x = 1</text:p>
          </table:table-cell>
          <table:table-cell table:style-name="Таблица1.B4" office:value-type="string">
            <text:p text:style-name="P7">Sum = 4</text:p>
          </table:table-cell>
        </table:table-row>
      </table:table>
      <text:p text:style-name="P4"/>
      <text:p text:style-name="P4"/>
      <text:p text:style-name="P4"/>
      <text:p text:style-name="P2"><text:span text:style-name="T2">2. Дано n Є N. Побудувати алгоритм для визначення найменшої цифри у записі цього <text:s/>числа n.</text:span></text:p>
      <text:p text:style-name="P4"/>
      <text:p text:style-name="P2"><text:span text:style-name="T3">number = </text:span><text:span text:style-name="T5">int</text:span><text:span text:style-name="T3">(</text:span><text:span text:style-name="T5">input</text:span><text:span text:style-name="T3">(</text:span><text:span text:style-name="T6">'Введіть число: '</text:span><text:span text:style-name="T3">))</text:span></text:p>
      <text:p text:style-name="P5">m = 10</text:p>
      <text:p text:style-name="P2"><text:span text:style-name="T8">while</text:span><text:span text:style-name="T3"> number&gt;0</text:span><text:span text:style-name="T4">:</text:span></text:p>
      <text:p text:style-name="P2"><text:span text:style-name="T3"><text:s text:c="4"/></text:span><text:span text:style-name="T8">if</text:span><text:span text:style-name="T3"> number%10 &lt; m</text:span><text:span text:style-name="T4">:</text:span></text:p>
      <text:p text:style-name="P5"><text:s text:c="11"/>m = number % 10</text:p>
      <text:p text:style-name="P5"><text:s text:c="4"/>number = number // 10</text:p>
      <text:p text:style-name="P2"><text:span text:style-name="T5">print</text:span><text:span text:style-name="T3">(</text:span><text:span text:style-name="T6">‘Найменша цифра = {0}’</text:span><text:span text:style-name="T3">.format(m))</text:span></text:p>
      <text:p text:style-name="P4"/>
      <text:p text:style-name="P4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9">Вхідні дані</text:p>
          </table:table-cell>
          <table:table-cell table:style-name="Таблица2.B1" office:value-type="string">
            <text:p text:style-name="P9">Вихідні дані</text:p>
          </table:table-cell>
        </table:table-row>
        <table:table-row>
          <table:table-cell table:style-name="Таблица2.A2" office:value-type="string">
            <text:p text:style-name="P7">1098</text:p>
          </table:table-cell>
          <table:table-cell table:style-name="Таблица2.B2" office:value-type="string">
            <text:p text:style-name="P7">Найменша цифра = 0</text:p>
          </table:table-cell>
        </table:table-row>
        <table:table-row>
          <table:table-cell table:style-name="Таблица2.A3" office:value-type="string">
            <text:p text:style-name="P7">317</text:p>
          </table:table-cell>
          <table:table-cell table:style-name="Таблица2.B3" office:value-type="string">
            <text:p text:style-name="P7">Найменша цифра = 1</text:p>
          </table:table-cell>
        </table:table-row>
        <table:table-row>
          <table:table-cell table:style-name="Таблица2.A4" office:value-type="string">
            <text:p text:style-name="P7">2854</text:p>
          </table:table-cell>
          <table:table-cell table:style-name="Таблица2.B4" office:value-type="string">
            <text:p text:style-name="P7">Найменша цифра = 2</text:p>
          </table:table-cell>
        </table:table-row>
      </table:table>
      <text:p text:style-name="P4"><text:soft-page-break/></text:p>
      <text:p text:style-name="P8">3. </text:p>
      <text:p text:style-name="P1"><draw:frame draw:style-name="fr1" draw:name="2" text:anchor-type="as-char" svg:width="4.2917in" style:rel-width="scale" svg:height="0.7917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4"/>
      <text:p text:style-name="P8"><text:s text:c="4"/></text:p>
      <text:p text:style-name="P2"><text:span text:style-name="T8">from</text:span><text:span text:style-name="T3"> math </text:span><text:span text:style-name="T8">import</text:span><text:span text:style-name="T3"> log</text:span></text:p>
      <text:p text:style-name="P4"/>
      <text:p text:style-name="P2"><text:span text:style-name="T3">accuracy=</text:span><text:span text:style-name="T5">float</text:span><text:span text:style-name="T3">(</text:span><text:span text:style-name="T5">input</text:span><text:span text:style-name="T3">(</text:span><text:span text:style-name="T6">'Введіть точність: '</text:span><text:span text:style-name="T3">))</text:span></text:p>
      <text:p text:style-name="P2"><text:span text:style-name="T3">a=</text:span><text:span text:style-name="T5">float</text:span><text:span text:style-name="T3">(</text:span><text:span text:style-name="T5">input</text:span><text:span text:style-name="T3">(</text:span><text:span text:style-name="T6">'Введіть а: '</text:span><text:span text:style-name="T3">))</text:span></text:p>
      <text:p text:style-name="P2"><text:span text:style-name="T3">x=</text:span><text:span text:style-name="T5">float</text:span><text:span text:style-name="T3">(</text:span><text:span text:style-name="T5">input</text:span><text:span text:style-name="T3">(</text:span><text:span text:style-name="T6">'Введіть х: '</text:span><text:span text:style-name="T3">))</text:span></text:p>
      <text:p text:style-name="P5">suma = 1</text:p>
      <text:p text:style-name="P5">n = 1</text:p>
      <text:p text:style-name="P5">f = 1</text:p>
      <text:p text:style-name="P2"><text:span text:style-name="T8">while True</text:span><text:span text:style-name="T3">:</text:span></text:p>
      <text:p text:style-name="P2"><text:span text:style-name="T3"><text:s text:c="4"/>next_addition = </text:span><text:span text:style-name="T5">abs</text:span><text:span text:style-name="T3">(((x*log(a))**n)/(f)</text:span></text:p>
      <text:p text:style-name="P2"><text:span text:style-name="T3"><text:s text:c="4"/></text:span><text:span text:style-name="T8">if</text:span><text:span text:style-name="T3"> next_addition &gt;= accuracy:</text:span></text:p>
      <text:p text:style-name="P5"><text:s text:c="8"/>suma += next_addition</text:p>
      <text:p text:style-name="P5"><text:s text:c="8"/>n += 1</text:p>
      <text:p text:style-name="P5"><text:s text:c="8"/>f *= n</text:p>
      <text:p text:style-name="P11"><text:span text:style-name="T3"><text:s text:c="4"/></text:span><text:span text:style-name="T8">else</text:span><text:span text:style-name="T3">: </text:span></text:p>
      <text:p text:style-name="P11"><text:span text:style-name="T3"><text:s text:c="8"/></text:span><text:span text:style-name="T8">break</text:span></text:p>
      <text:p text:style-name="P2"><text:span text:style-name="T5">print</text:span><text:span text:style-name="T3">(</text:span><text:span text:style-name="T6">'Сума = {0}'</text:span><text:span text:style-name="T3">.format(suma))</text:span></text:p>
      <text:p text:style-name="P4"/>
      <text:p text:style-name="P4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0">Вхідні дані</text:p>
          </table:table-cell>
          <table:table-cell table:style-name="Таблица3.B1" office:value-type="string">
            <text:p text:style-name="P9">Вихідні дані</text:p>
          </table:table-cell>
        </table:table-row>
        <table:table-row>
          <table:table-cell table:style-name="Таблица3.A2" office:value-type="string">
            <text:p text:style-name="P7">точність = <text:s/>0.1</text:p>
            <text:p text:style-name="P7">a = 3</text:p>
            <text:p text:style-name="P7">x = 4</text:p>
          </table:table-cell>
          <table:table-cell table:style-name="Таблица3.B2" office:value-type="string">
            <text:p text:style-name="P7">Сума = 80.9473075225801</text:p>
          </table:table-cell>
        </table:table-row>
        <table:table-row>
          <table:table-cell table:style-name="Таблица3.A3" office:value-type="string">
            <text:p text:style-name="P7">точність = 0.001</text:p>
            <text:p text:style-name="P7">a = 2</text:p>
            <text:p text:style-name="P7">x = 2</text:p>
          </table:table-cell>
          <table:table-cell table:style-name="Таблица3.B3" office:value-type="string">
            <text:p text:style-name="P7">Сума = 3.999601319444177</text:p>
          </table:table-cell>
        </table:table-row>
        <table:table-row>
          <table:table-cell table:style-name="Таблица3.A4" office:value-type="string">
            <text:p text:style-name="P7">точність = 0.5</text:p>
            <text:p text:style-name="P7">a = 5</text:p>
            <text:p text:style-name="P7">x = 2</text:p>
          </table:table-cell>
          <table:table-cell table:style-name="Таблица3.B4" office:value-type="string">
            <text:p text:style-name="P6">Сума = 24.56599279068961</text:p>
          </table:table-cell>
        </table:table-row>
      </table:table>
      <text:p text:style-name="P4"/>
      <text:p text:style-name="P4"/>
      <text:p text:style-name="P4"/>
      <text:p text:style-name="P8">4. </text:p>
      <text:p text:style-name="P1"><draw:frame draw:style-name="fr1" draw:name="3" text:anchor-type="as-char" svg:width="5.5972in" style:rel-width="scale" svg:height="0.2709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4"/>
      <text:p text:style-name="P4"/>
      <text:p text:style-name="P2"><text:soft-page-break/><text:span text:style-name="T3">n=</text:span><text:span text:style-name="T5">int</text:span><text:span text:style-name="T3">(</text:span><text:span text:style-name="T5">input</text:span><text:span text:style-name="T3">(</text:span><text:span text:style-name="T6">'n = '</text:span><text:span text:style-name="T3">))</text:span></text:p>
      <text:p text:style-name="P5">x0=0</text:p>
      <text:p text:style-name="P5">x1=9</text:p>
      <text:p text:style-name="P4"/>
      <text:p text:style-name="P2"><text:span text:style-name="T7">if</text:span><text:span text:style-name="T3"> n==0:</text:span></text:p>
      <text:p text:style-name="P2"><text:span text:style-name="T3"><text:s text:c="4"/></text:span><text:span text:style-name="T5">print</text:span><text:span text:style-name="T3">(0)</text:span></text:p>
      <text:p text:style-name="P2"><text:span text:style-name="T7">elif</text:span><text:span text:style-name="T3"> n==1:</text:span></text:p>
      <text:p text:style-name="P2"><text:span text:style-name="T3"><text:s text:c="4"/></text:span><text:span text:style-name="T5">print</text:span><text:span text:style-name="T3">(9)</text:span></text:p>
      <text:p text:style-name="P2"><text:span text:style-name="T7">else</text:span><text:span text:style-name="T3">:</text:span></text:p>
      <text:p text:style-name="P2"><text:span text:style-name="T3"><text:s text:c="4"/></text:span><text:span text:style-name="T7">for</text:span><text:span text:style-name="T3"> i</text:span><text:span text:style-name="T7"> in</text:span><text:span text:style-name="T3"> </text:span><text:span text:style-name="T5">range</text:span><text:span text:style-name="T3">(n-1):</text:span></text:p>
      <text:p text:style-name="P5"><text:s text:c="8"/>xn=2*x1+3*x0</text:p>
      <text:p text:style-name="P5"><text:s text:c="8"/>x0=x1</text:p>
      <text:p text:style-name="P5"><text:s text:c="8"/>x1=xn</text:p>
      <text:p text:style-name="P5"><text:s text:c="20"/></text:p>
      <text:p text:style-name="P2"><text:span text:style-name="T3"><text:s text:c="4"/></text:span><text:span text:style-name="T5">print</text:span><text:span text:style-name="T3">(</text:span><text:span text:style-name="T6">'x(n) = {0}'</text:span><text:span text:style-name="T3">.format(xn))</text:span></text:p>
      <text:p text:style-name="P4"/>
      <text:p text:style-name="P4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9">Вхідні дані</text:p>
          </table:table-cell>
          <table:table-cell table:style-name="Таблица4.B1" office:value-type="string">
            <text:p text:style-name="P9">Вихідні дані</text:p>
          </table:table-cell>
        </table:table-row>
        <table:table-row>
          <table:table-cell table:style-name="Таблица4.A2" office:value-type="string">
            <text:p text:style-name="P7">n = 3</text:p>
          </table:table-cell>
          <table:table-cell table:style-name="Таблица4.B2" office:value-type="string">
            <text:p text:style-name="P7">x(n) = 63</text:p>
          </table:table-cell>
        </table:table-row>
        <table:table-row>
          <table:table-cell table:style-name="Таблица4.A3" office:value-type="string">
            <text:p text:style-name="P7">n = 2</text:p>
          </table:table-cell>
          <table:table-cell table:style-name="Таблица4.B3" office:value-type="string">
            <text:p text:style-name="P7">x(n) = 18</text:p>
          </table:table-cell>
        </table:table-row>
        <table:table-row>
          <table:table-cell table:style-name="Таблица4.A4" office:value-type="string">
            <text:p text:style-name="P7">n = 5</text:p>
          </table:table-cell>
          <table:table-cell table:style-name="Таблица4.B4" office:value-type="string">
            <text:p text:style-name="P7">x(n) = 549</text:p>
          </table:table-cell>
        </table:table-row>
      </table:table>
      <text:p text:style-name="P4"/>
      <text:p text:style-name="P4"/>
      <text:p text:style-name="P8"><text:s text:c="3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1T11:23:02.419000000</dc:date>
    <meta:editing-duration>PT8M18S</meta:editing-duration>
    <meta:editing-cycles>9</meta:editing-cycles>
    <meta:generator>LibreOffice/6.3.2.2$Windows_X86_64 LibreOffice_project/98b30e735bda24bc04ab42594c85f7fd8be07b9c</meta:generator>
    <meta:document-statistic meta:table-count="4" meta:image-count="0" meta:object-count="3" meta:page-count="3" meta:paragraph-count="96" meta:word-count="250" meta:character-count="1357" meta:non-whitespace-character-count="1062"/>
  </office:meta>
</office:document-meta>
</file>